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 Semi Condensed" svg:font-family="'DejaVu Sans Mono Semi Condens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b2e2" draw:textarea-horizontal-align="justify" draw:textarea-vertical-align="middle" draw:auto-grow-height="false" fo:min-height="10.05cm" fo:min-width="2.7cm"/>
    </style:style>
    <style:style style:name="gr2" style:family="graphic" style:parent-style-name="standard">
      <style:graphic-properties draw:fill-color="#00b2e2" draw:textarea-horizontal-align="justify" draw:textarea-vertical-align="middle" draw:auto-grow-height="false" fo:min-height="10.05cm" fo:min-width="6.3cm"/>
    </style:style>
    <style:style style:name="gr3" style:family="graphic" style:parent-style-name="standard">
      <style:graphic-properties draw:fill-color="#00b2e2" draw:textarea-horizontal-align="justify" draw:textarea-vertical-align="middle" draw:auto-grow-height="false" fo:min-height="2.35cm" fo:min-width="3.5cm"/>
    </style:style>
    <style:style style:name="gr4" style:family="graphic" style:parent-style-name="standard">
      <style:graphic-properties draw:fill-color="#dcddde" draw:textarea-horizontal-align="justify" draw:textarea-vertical-align="middle" draw:auto-grow-height="false" fo:min-height="2.05cm" fo:min-width="1.8cm"/>
    </style:style>
    <style:style style:name="gr5" style:family="graphic" style:parent-style-name="standard">
      <style:graphic-properties svg:stroke-color="#3465a4" draw:fill-color="#dcddde" draw:textarea-horizontal-align="justify" draw:textarea-vertical-align="middle" draw:auto-grow-height="false" fo:min-height="2.05cm" fo:min-width="1.8cm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draw:fill="none" fo:min-height="0.653cm"/>
    </style:style>
    <style:style style:name="gr10" style:family="graphic" style:parent-style-name="standard">
      <style:graphic-properties draw:stroke="none" draw:fill="none" fo:min-height="0.754cm"/>
    </style:style>
    <style:style style:name="gr11" style:family="graphic" style:parent-style-name="standard">
      <style:graphic-properties draw:stroke="none" draw:fill="none" fo:min-height="0.75cm"/>
    </style:style>
    <style:style style:name="gr12" style:family="graphic" style:parent-style-name="standard">
      <style:graphic-properties svg:stroke-width="0.159cm" svg:stroke-color="#dcddde" draw:marker-start-width="0.438cm" draw:marker-end-width="0.438cm" draw:fill="none" draw:textarea-vertical-align="middle" draw:auto-grow-height="false" fo:min-height="5.48cm" fo:min-width="0cm" fo:padding-top="0.204cm" fo:padding-bottom="0.204cm" fo:padding-left="0.329cm" fo:padding-right="0.329cm"/>
    </style:style>
    <style:style style:name="gr13" style:family="graphic" style:parent-style-name="standard">
      <style:graphic-properties draw:stroke="none" draw:fill="none" fo:min-height="0.824cm"/>
    </style:style>
    <style:style style:name="gr14" style:family="graphic" style:parent-style-name="standard">
      <style:graphic-properties draw:fill-color="#ffef8d" draw:textarea-horizontal-align="justify" draw:textarea-vertical-align="middle" draw:auto-grow-height="false" fo:min-height="1.437cm" fo:min-width="3.8cm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fill-color="#ffef8d" draw:textarea-horizontal-align="justify" draw:textarea-vertical-align="middle" draw:auto-grow-height="false" fo:min-height="0.95cm" fo:min-width="2.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marker-end="Circle_20_unfilled" draw:marker-end-width="0.3cm" draw:fill="none" draw:textarea-vertical-align="middle"/>
    </style:style>
    <style:style style:name="P1" style:family="paragraph">
      <loext:graphic-properties draw:fill-color="#00b2e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cddd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DejaVu Sans Mono Semi Condensed" fo:font-size="16pt" style:font-size-asian="16pt" style:font-size-complex="16pt"/>
    </style:style>
    <style:style style:name="P7" style:family="paragraph">
      <loext:graphic-properties draw:fill="none"/>
      <style:text-properties style:font-name="DejaVu Sans Mono Semi Condensed"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loext:graphic-properties draw:fill-color="#ffef8d"/>
      <style:paragraph-properties fo:text-align="start"/>
      <style:text-properties fo:font-size="15pt" style:font-size-asian="15pt" style:font-size-complex="15pt"/>
    </style:style>
    <style:style style:name="T1" style:family="text">
      <style:text-properties style:font-name="DejaVu Sans Mono Semi Condensed"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10.3cm" svg:x="0.4cm" svg:y="4.3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8cm" svg:height="10.3cm" svg:x="6cm" svg:y="4.3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cm" svg:height="2.6cm" svg:x="16.8cm" svg:y="4.3cm">
          <text:p text:style-name="P2">Container</text:p>
          <text:p text:style-name="P2">#1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2.3cm" svg:height="2.3cm" svg:x="10.1cm" svg:y="8.9cm">
          <text:p text:style-name="P2">#3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2.3cm" svg:height="2.3cm" svg:x="8.4cm" svg:y="8.4cm">
          <text:p text:style-name="P2">#2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2.3cm" svg:height="2.3cm" svg:x="6.6cm" svg:y="7.9cm">
          <text:p text:style-name="P2">#1</text:p>
          <draw:enhanced-geometry svg:viewBox="0 0 21600 21600" draw:type="rectangle" draw:enhanced-path="M 0 0 L 21600 0 21600 21600 0 21600 0 0 Z N"/>
        </draw:custom-shape>
        <draw:frame draw:style-name="gr6" draw:text-style-name="P4" xml:id="id4" draw:id="id4" draw:layer="layout" svg:width="2.191cm" svg:height="0.962cm" svg:x="0.6cm" svg:y="11.293cm">
          <draw:text-box>
            <text:p>Cmd1</text:p>
          </draw:text-box>
        </draw:frame>
        <draw:frame draw:style-name="gr7" draw:text-style-name="P4" xml:id="id6" draw:id="id6" draw:layer="layout" svg:width="2.191cm" svg:height="0.963cm" svg:x="0.6cm" svg:y="12.337cm">
          <draw:text-box>
            <text:p>Cmd2</text:p>
          </draw:text-box>
        </draw:frame>
        <draw:frame draw:style-name="gr7" draw:text-style-name="P4" xml:id="id8" draw:id="id8" draw:layer="layout" svg:width="2.191cm" svg:height="0.963cm" svg:x="0.6cm" svg:y="13.337cm">
          <draw:text-box>
            <text:p>Cmd3</text:p>
          </draw:text-box>
        </draw:frame>
        <draw:connector draw:style-name="gr8" draw:text-style-name="P5" draw:layer="layout" draw:line-skew="0.3cm" svg:x1="12.8cm" svg:y1="9.45cm" svg:x2="16.8cm" svg:y2="5.6cm" draw:start-shape="id1" draw:start-glue-point="1" draw:end-shape="id2" draw:end-glue-point="3" svg:d="M12800 9450h2300v-3850h1700" svg:viewBox="0 0 4001 3851">
          <text:p/>
        </draw:connector>
        <draw:connector draw:style-name="gr8" draw:text-style-name="P5" draw:layer="layout" draw:line-skew="0.3cm" svg:x1="12.8cm" svg:y1="9.45cm" svg:x2="16.8cm" svg:y2="12.7cm" draw:start-shape="id1" draw:start-glue-point="1" draw:end-shape="id3" draw:end-glue-point="3" svg:d="M12800 9450h2300v3250h1700" svg:viewBox="0 0 4001 3251">
          <text:p/>
        </draw:connector>
        <draw:frame draw:style-name="gr9" draw:text-style-name="P7" xml:id="id13" draw:id="id13" draw:layer="layout" svg:width="4.6cm" svg:height="0.903cm" svg:x="3.244cm" svg:y="2.597cm">
          <draw:text-box>
            <text:p text:style-name="P6"><text:span text:style-name="T1">docker build</text:span></text:p>
          </draw:text-box>
        </draw:frame>
        <draw:frame draw:style-name="gr10" draw:text-style-name="P7" xml:id="id15" draw:id="id15" draw:layer="layout" svg:width="4cm" svg:height="1.004cm" svg:x="12.044cm" svg:y="2.6cm">
          <draw:text-box>
            <text:p text:style-name="P6"><text:span text:style-name="T1">docker run</text:span></text:p>
          </draw:text-box>
        </draw:frame>
        <draw:connector draw:style-name="gr8" draw:text-style-name="P5" draw:layer="layout" svg:x1="2.791cm" svg:y1="11.774cm" svg:x2="7.75cm" svg:y2="10.2cm" draw:start-shape="id4" draw:start-glue-point="1" draw:end-shape="id5" draw:end-glue-point="2" svg:d="M2791 11774h4959v-1574" svg:viewBox="0 0 4960 1575">
          <text:p/>
        </draw:connector>
        <draw:connector draw:style-name="gr8" draw:text-style-name="P5" draw:layer="layout" svg:x1="2.791cm" svg:y1="12.818cm" svg:x2="9.55cm" svg:y2="10.7cm" draw:start-shape="id6" draw:start-glue-point="1" draw:end-shape="id7" draw:end-glue-point="2" svg:d="M2791 12818h6759v-2118" svg:viewBox="0 0 6760 2119">
          <text:p/>
        </draw:connector>
        <draw:connector draw:style-name="gr8" draw:text-style-name="P5" draw:layer="layout" svg:x1="2.791cm" svg:y1="13.818cm" svg:x2="11.25cm" svg:y2="11.2cm" draw:start-shape="id8" draw:start-glue-point="1" draw:end-shape="id9" draw:end-glue-point="2" svg:d="M2791 13818h8459v-2618" svg:viewBox="0 0 8460 2619">
          <text:p/>
        </draw:connector>
        <draw:frame draw:style-name="gr11" draw:text-style-name="P5" draw:layer="layout" svg:width="3.9cm" svg:height="1cm" svg:x="7.5cm" svg:y="6cm">
          <draw:text-box>
            <text:p text:style-name="P2">Layers</text:p>
          </draw:text-box>
        </draw:frame>
        <draw:custom-shape draw:style-name="gr12" draw:text-style-name="P5" draw:layer="layout" svg:width="0.715cm" svg:height="6.2cm" draw:transform="rotate (-1.56556033903891) translate (12.498cm 7.066cm)">
          <text:p/>
          <draw:enhanced-geometry svg:viewBox="0 0 21600 21600" draw:glue-points="21600 0 0 10800 21600 21600" draw:text-areas="13800 ?f9 21600 ?f10" draw:type="left-brace" draw:modifiers="1745.70904849192 10567.83869355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4" xml:id="id10" draw:id="id10" draw:layer="layout" svg:width="3.317cm" svg:height="0.963cm" svg:x="0.483cm" svg:y="0.481cm">
          <draw:text-box>
            <text:p>Dockerfile</text:p>
          </draw:text-box>
        </draw:frame>
        <draw:frame draw:style-name="gr13" draw:text-style-name="P5" xml:id="id11" draw:id="id11" draw:layer="layout" svg:width="4.6cm" svg:height="1.074cm" svg:x="7.3cm" svg:y="0.425cm">
          <draw:text-box>
            <text:p text:style-name="P2">Docker Image</text:p>
          </draw:text-box>
        </draw:frame>
        <draw:custom-shape draw:style-name="gr14" draw:text-style-name="P9" draw:layer="layout" svg:width="4.3cm" svg:height="1.687cm" svg:x="7.3cm" svg:y="4cm">
          <text:p text:style-name="P8"><text:span text:style-name="T2">ID: abcdef</text:span></text:p>
          <text:p text:style-name="P8"><text:span text:style-name="T2">Tag: foo/bar:1.0</text:span></text:p>
          <draw:enhanced-geometry svg:viewBox="0 0 21600 21600" draw:type="rectangle" draw:enhanced-path="M 0 0 L 21600 0 21600 21600 0 21600 0 0 Z N"/>
        </draw:custom-shape>
        <draw:frame draw:style-name="gr15" draw:text-style-name="P5" xml:id="id12" draw:id="id12" draw:layer="layout" svg:width="4.5cm" svg:height="1.673cm" svg:x="16.2cm" svg:y="0.126cm">
          <draw:text-box>
            <text:p text:style-name="P2">Docker</text:p>
            <text:p text:style-name="P2">Container</text:p>
          </draw:text-box>
        </draw:frame>
        <draw:custom-shape draw:style-name="gr3" draw:text-style-name="P1" xml:id="id3" draw:id="id3" draw:layer="layout" svg:width="4cm" svg:height="2.6cm" svg:x="16.8cm" svg:y="11.4cm">
          <text:p text:style-name="P2">Container</text:p>
          <text:p text:style-name="P2">#2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4cm" svg:height="1.2cm" svg:x="16.9cm" svg:y="6.5cm">
          <text:p text:style-name="P8"><text:span text:style-name="T2">ID: cdefa1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4cm" svg:height="1.2cm" svg:x="16.9cm" svg:y="13.4cm">
          <text:p text:style-name="P8"><text:span text:style-name="T2">ID: cdefa2</text:span></text:p>
          <draw:enhanced-geometry svg:viewBox="0 0 21600 21600" draw:type="rectangle" draw:enhanced-path="M 0 0 L 21600 0 21600 21600 0 21600 0 0 Z N"/>
        </draw:custom-shape>
        <draw:connector draw:style-name="gr17" draw:text-style-name="P5" xml:id="id14" draw:id="id14" draw:layer="layout" draw:type="line" svg:x1="3.8cm" svg:y1="0.962cm" svg:x2="7.3cm" svg:y2="0.962cm" draw:start-shape="id10" draw:start-glue-point="1" draw:end-shape="id11" draw:end-glue-point="3" svg:d="M3800 962h3500" svg:viewBox="0 0 3501 1">
          <text:p/>
        </draw:connector>
        <draw:connector draw:style-name="gr17" draw:text-style-name="P5" xml:id="id16" draw:id="id16" draw:layer="layout" draw:type="line" svg:x1="11.9cm" svg:y1="0.962cm" svg:x2="16.2cm" svg:y2="0.962cm" draw:start-shape="id11" draw:start-glue-point="1" draw:end-shape="id12" draw:end-glue-point="3" svg:d="M11900 962h4300" svg:viewBox="0 0 4301 1">
          <text:p/>
        </draw:connector>
        <draw:connector draw:style-name="gr18" draw:text-style-name="P5" draw:layer="layout" draw:type="line" svg:x1="5.544cm" svg:y1="2.597cm" svg:x2="5.55cm" svg:y2="0.962cm" draw:start-shape="id13" draw:start-glue-point="0" draw:end-shape="id14" draw:end-glue-point="0" svg:d="M5544 2597l6-1635" svg:viewBox="0 0 7 1636">
          <text:p/>
        </draw:connector>
        <draw:connector draw:style-name="gr18" draw:text-style-name="P5" draw:layer="layout" draw:type="line" svg:x1="14.044cm" svg:y1="2.6cm" svg:x2="14.05cm" svg:y2="0.962cm" draw:start-shape="id15" draw:start-glue-point="0" draw:end-shape="id16" draw:end-glue-point="0" svg:d="M14044 2600l6-1638" svg:viewBox="0 0 7 16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 Semi Condensed" svg:font-family="'DejaVu Sans Mono Semi Condens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2cm" fo:margin-bottom="0.2cm" fo:margin-left="0.2cm" fo:margin-right="0.2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Schraitle</meta:initial-creator>
    <meta:creation-date>2019-07-16T09:14:28.967338857</meta:creation-date>
    <dc:date>2019-07-18T14:11:41.572226661</dc:date>
    <dc:creator>Thomas Schraitle</dc:creator>
    <meta:editing-duration>P2DT4H5M55S</meta:editing-duration>
    <meta:editing-cycles>6</meta:editing-cycles>
    <meta:generator>LibreOffice/6.1.5.2$Linux_X86_64 LibreOffice_project/10$Build-2</meta:generator>
    <meta:document-statistic meta:object-count="29"/>
  </office:meta>
</office:document-meta>
</file>